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ff860d" draw:fill-color="#ff860d" draw:textarea-horizontal-align="justify" draw:textarea-vertical-align="middle" draw:auto-grow-height="false" fo:min-height="0.555cm" fo:min-width="0.86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svg:stroke-color="#5eb91e" draw:fill-color="#5eb91e" draw:textarea-horizontal-align="justify" draw:textarea-vertical-align="middle" draw:auto-grow-height="false" fo:min-height="0.024cm" fo:min-width="0cm"/>
    </style:style>
    <style:style style:name="gr6" style:family="graphic" style:parent-style-name="standard">
      <style:graphic-properties svg:stroke-color="#5eb91e" draw:fill-color="#5eb91e" draw:textarea-horizontal-align="justify" draw:textarea-vertical-align="middle" draw:auto-grow-height="false" fo:min-height="0.006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860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5eb91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g xml:id="id2" draw:id="id2">
          <draw:line draw:style-name="gr1" draw:text-style-name="P1" draw:layer="layout" svg:x1="4.164cm" svg:y1="7.85cm" svg:x2="4.164cm" svg:y2="6.707cm">
            <text:p/>
          </draw:line>
          <draw:line draw:style-name="gr1" draw:text-style-name="P1" draw:layer="layout" svg:x1="4.164cm" svg:y1="7.85cm" svg:x2="4.164cm" svg:y2="6.707cm">
            <text:p/>
          </draw:line>
          <draw:line draw:style-name="gr1" draw:text-style-name="P1" draw:layer="layout" svg:x1="4.853cm" svg:y1="7.85cm" svg:x2="4.853cm" svg:y2="6.707cm">
            <text:p/>
          </draw:line>
          <draw:line draw:style-name="gr1" draw:text-style-name="P1" draw:layer="layout" svg:x1="5.785cm" svg:y1="7.287cm" svg:x2="4.85cm" svg:y2="7.278cm">
            <text:p/>
          </draw:line>
          <draw:line draw:style-name="gr1" draw:text-style-name="P1" draw:layer="layout" svg:x1="4.179cm" svg:y1="7.287cm" svg:x2="3.244cm" svg:y2="7.278cm">
            <text:p/>
          </draw:line>
        </draw:g>
        <draw:g xml:id="id1" draw:id="id1">
          <draw:line draw:style-name="gr1" draw:text-style-name="P1" draw:layer="layout" svg:x1="6.939cm" svg:y1="12.974cm" svg:x2="6.534cm" svg:y2="12.844cm">
            <text:p/>
          </draw:line>
          <draw:line draw:style-name="gr1" draw:text-style-name="P1" draw:layer="layout" svg:x1="7.329cm" svg:y1="12.562cm" svg:x2="6.535cm" svg:y2="12.846cm">
            <text:p/>
          </draw:line>
          <draw:line draw:style-name="gr1" draw:text-style-name="P1" draw:layer="layout" svg:x1="7.346cm" svg:y1="12.014cm" svg:x2="6.522cm" svg:y2="11.74cm">
            <text:p/>
          </draw:line>
          <draw:line draw:style-name="gr1" draw:text-style-name="P1" draw:layer="layout" svg:x1="7.349cm" svg:y1="12.575cm" svg:x2="6.525cm" svg:y2="12.301cm">
            <text:p/>
          </draw:line>
          <draw:line draw:style-name="gr1" draw:text-style-name="P1" draw:layer="layout" svg:x1="7.34cm" svg:y1="12.003cm" svg:x2="6.546cm" svg:y2="12.287cm">
            <text:p/>
          </draw:line>
          <draw:line draw:style-name="gr1" draw:text-style-name="P1" draw:layer="layout" svg:x1="7.311cm" svg:y1="11.449cm" svg:x2="6.517cm" svg:y2="11.733cm">
            <text:p/>
          </draw:line>
          <draw:line draw:style-name="gr1" draw:text-style-name="P1" draw:layer="layout" svg:x1="7.272cm" svg:y1="11.454cm" svg:x2="6.867cm" svg:y2="11.324cm">
            <text:p/>
          </draw:line>
        </draw:g>
        <draw:g xml:id="id5" draw:id="id5">
          <draw:line draw:style-name="gr1" draw:text-style-name="P1" draw:layer="layout" svg:x1="10.028cm" svg:y1="13.053cm" svg:x2="9.623cm" svg:y2="12.923cm">
            <text:p/>
          </draw:line>
          <draw:line draw:style-name="gr1" draw:text-style-name="P1" draw:layer="layout" svg:x1="10.418cm" svg:y1="12.641cm" svg:x2="9.624cm" svg:y2="12.925cm">
            <text:p/>
          </draw:line>
          <draw:line draw:style-name="gr1" draw:text-style-name="P1" draw:layer="layout" svg:x1="10.435cm" svg:y1="12.093cm" svg:x2="9.611cm" svg:y2="11.819cm">
            <text:p/>
          </draw:line>
          <draw:line draw:style-name="gr1" draw:text-style-name="P1" draw:layer="layout" svg:x1="10.438cm" svg:y1="12.654cm" svg:x2="9.614cm" svg:y2="12.38cm">
            <text:p/>
          </draw:line>
          <draw:line draw:style-name="gr1" draw:text-style-name="P1" draw:layer="layout" svg:x1="10.429cm" svg:y1="12.082cm" svg:x2="9.635cm" svg:y2="12.366cm">
            <text:p/>
          </draw:line>
          <draw:line draw:style-name="gr1" draw:text-style-name="P1" draw:layer="layout" svg:x1="10.4cm" svg:y1="11.528cm" svg:x2="9.606cm" svg:y2="11.812cm">
            <text:p/>
          </draw:line>
          <draw:line draw:style-name="gr1" draw:text-style-name="P1" draw:layer="layout" svg:x1="10.361cm" svg:y1="11.533cm" svg:x2="9.956cm" svg:y2="11.403cm">
            <text:p/>
          </draw:line>
        </draw:g>
        <draw:g xml:id="id6" draw:id="id6">
          <draw:line draw:style-name="gr1" draw:text-style-name="P1" draw:layer="layout" svg:x1="12.323cm" svg:y1="10.456cm" svg:x2="12.45cm" svg:y2="10.05cm">
            <text:p/>
          </draw:line>
          <draw:line draw:style-name="gr1" draw:text-style-name="P1" draw:layer="layout" svg:x1="12.738cm" svg:y1="10.843cm" svg:x2="12.448cm" svg:y2="10.051cm">
            <text:p/>
          </draw:line>
          <draw:line draw:style-name="gr1" draw:text-style-name="P1" draw:layer="layout" svg:x1="13.286cm" svg:y1="10.857cm" svg:x2="13.554cm" svg:y2="10.031cm">
            <text:p/>
          </draw:line>
          <draw:line draw:style-name="gr1" draw:text-style-name="P1" draw:layer="layout" svg:x1="12.725cm" svg:y1="10.864cm" svg:x2="12.993cm" svg:y2="10.038cm">
            <text:p/>
          </draw:line>
          <draw:line draw:style-name="gr1" draw:text-style-name="P1" draw:layer="layout" svg:x1="13.297cm" svg:y1="10.85cm" svg:x2="13.007cm" svg:y2="10.058cm">
            <text:p/>
          </draw:line>
          <draw:line draw:style-name="gr1" draw:text-style-name="P1" draw:layer="layout" svg:x1="13.851cm" svg:y1="10.817cm" svg:x2="13.561cm" svg:y2="10.025cm">
            <text:p/>
          </draw:line>
          <draw:line draw:style-name="gr1" draw:text-style-name="P1" draw:layer="layout" svg:x1="13.845cm" svg:y1="10.779cm" svg:x2="13.972cm" svg:y2="10.373cm">
            <text:p/>
          </draw:line>
        </draw:g>
        <draw:g>
          <draw:line draw:style-name="gr1" draw:text-style-name="P1" draw:layer="layout" svg:x1="16.761cm" svg:y1="7.746cm" svg:x2="16.888cm" svg:y2="7.34cm">
            <text:p/>
          </draw:line>
          <draw:line draw:style-name="gr1" draw:text-style-name="P1" draw:layer="layout" svg:x1="17.176cm" svg:y1="8.133cm" svg:x2="16.886cm" svg:y2="7.341cm">
            <text:p/>
          </draw:line>
          <draw:line draw:style-name="gr1" draw:text-style-name="P1" draw:layer="layout" svg:x1="17.724cm" svg:y1="8.147cm" svg:x2="17.992cm" svg:y2="7.321cm">
            <text:p/>
          </draw:line>
          <draw:line draw:style-name="gr1" draw:text-style-name="P1" draw:layer="layout" svg:x1="17.163cm" svg:y1="8.154cm" svg:x2="17.431cm" svg:y2="7.328cm">
            <text:p/>
          </draw:line>
          <draw:line draw:style-name="gr1" draw:text-style-name="P1" draw:layer="layout" svg:x1="17.735cm" svg:y1="8.14cm" svg:x2="17.445cm" svg:y2="7.348cm">
            <text:p/>
          </draw:line>
          <draw:line draw:style-name="gr1" draw:text-style-name="P1" draw:layer="layout" svg:x1="18.289cm" svg:y1="8.107cm" svg:x2="17.999cm" svg:y2="7.315cm">
            <text:p/>
          </draw:line>
          <draw:line draw:style-name="gr1" draw:text-style-name="P1" draw:layer="layout" svg:x1="18.283cm" svg:y1="8.069cm" svg:x2="18.41cm" svg:y2="7.663cm">
            <text:p/>
          </draw:line>
        </draw:g>
        <draw:g xml:id="id11" draw:id="id11">
          <draw:line draw:style-name="gr1" draw:text-style-name="P1" draw:layer="layout" svg:x1="19.616cm" svg:y1="9.556cm" svg:x2="20.875cm" svg:y2="9.539cm">
            <text:p/>
          </draw:line>
          <draw:line draw:style-name="gr1" draw:text-style-name="P1" draw:layer="layout" svg:x1="19.616cm" svg:y1="9.556cm" svg:x2="20.875cm" svg:y2="9.539cm">
            <text:p/>
          </draw:line>
          <draw:line draw:style-name="gr1" draw:text-style-name="P1" draw:layer="layout" svg:x1="19.624cm" svg:y1="10.129cm" svg:x2="20.883cm" svg:y2="10.112cm">
            <text:p/>
          </draw:line>
          <draw:line draw:style-name="gr1" draw:text-style-name="P1" draw:layer="layout" svg:x1="20.256cm" svg:y1="10.896cm" svg:x2="20.255cm" svg:y2="10.117cm">
            <text:p/>
          </draw:line>
          <draw:line draw:style-name="gr1" draw:text-style-name="P1" draw:layer="layout" svg:x1="20.237cm" svg:y1="9.559cm" svg:x2="20.236cm" svg:y2="8.78cm">
            <text:p/>
          </draw:line>
        </draw:g>
        <draw:g>
          <draw:line draw:style-name="gr1" draw:text-style-name="P1" draw:layer="layout" svg:x1="6.21cm" svg:y1="14.308cm" svg:x2="7.716cm" svg:y2="14.283cm">
            <text:p/>
          </draw:line>
          <draw:line draw:style-name="gr1" draw:text-style-name="P1" draw:layer="layout" svg:x1="6.209cm" svg:y1="14.303cm" svg:x2="7.715cm" svg:y2="14.278cm">
            <text:p/>
          </draw:line>
          <draw:line draw:style-name="gr1" draw:text-style-name="P1" draw:layer="layout" svg:x1="7.308cm" svg:y1="14.473cm" svg:x2="6.56cm" svg:y2="14.489cm">
            <text:p/>
          </draw:line>
          <draw:line draw:style-name="gr1" draw:text-style-name="P1" draw:layer="layout" svg:x1="7.11cm" svg:y1="14.641cm" svg:x2="6.751cm" svg:y2="14.649cm">
            <text:p/>
          </draw:line>
          <draw:line draw:style-name="gr1" draw:text-style-name="P1" draw:layer="layout" svg:x1="6.943cm" svg:y1="14.279cm" svg:x2="6.929cm" svg:y2="13.859cm">
            <text:p/>
          </draw:line>
        </draw:g>
        <draw:g>
          <draw:line draw:style-name="gr1" draw:text-style-name="P1" draw:layer="layout" svg:x1="9.317cm" svg:y1="14.615cm" svg:x2="10.823cm" svg:y2="14.59cm">
            <text:p/>
          </draw:line>
          <draw:line draw:style-name="gr1" draw:text-style-name="P1" draw:layer="layout" svg:x1="9.316cm" svg:y1="14.61cm" svg:x2="10.822cm" svg:y2="14.585cm">
            <text:p/>
          </draw:line>
          <draw:line draw:style-name="gr1" draw:text-style-name="P1" draw:layer="layout" svg:x1="10.415cm" svg:y1="14.78cm" svg:x2="9.667cm" svg:y2="14.796cm">
            <text:p/>
          </draw:line>
          <draw:line draw:style-name="gr1" draw:text-style-name="P1" draw:layer="layout" svg:x1="10.217cm" svg:y1="14.948cm" svg:x2="9.858cm" svg:y2="14.956cm">
            <text:p/>
          </draw:line>
          <draw:line draw:style-name="gr1" draw:text-style-name="P1" draw:layer="layout" svg:x1="10.05cm" svg:y1="14.586cm" svg:x2="10.036cm" svg:y2="14.166cm">
            <text:p/>
          </draw:line>
        </draw:g>
        <draw:g>
          <draw:line draw:style-name="gr1" draw:text-style-name="P1" draw:layer="layout" svg:x1="19.558cm" svg:y1="14.649cm" svg:x2="21.064cm" svg:y2="14.624cm">
            <text:p/>
          </draw:line>
          <draw:line draw:style-name="gr1" draw:text-style-name="P1" draw:layer="layout" svg:x1="19.557cm" svg:y1="14.644cm" svg:x2="21.063cm" svg:y2="14.619cm">
            <text:p/>
          </draw:line>
          <draw:line draw:style-name="gr1" draw:text-style-name="P1" draw:layer="layout" svg:x1="20.656cm" svg:y1="14.814cm" svg:x2="19.908cm" svg:y2="14.83cm">
            <text:p/>
          </draw:line>
          <draw:line draw:style-name="gr1" draw:text-style-name="P1" draw:layer="layout" svg:x1="20.458cm" svg:y1="14.982cm" svg:x2="20.099cm" svg:y2="14.99cm">
            <text:p/>
          </draw:line>
          <draw:line draw:style-name="gr1" draw:text-style-name="P1" draw:layer="layout" svg:x1="20.291cm" svg:y1="14.62cm" svg:x2="20.277cm" svg:y2="14.2cm">
            <text:p/>
          </draw:line>
        </draw:g>
        <draw:connector draw:style-name="gr2" draw:text-style-name="P1" draw:layer="layout" draw:type="line" svg:x1="1.632cm" svg:y1="7.298cm" svg:x2="3.815cm" svg:y2="7.272cm" svg:d="M1632 7298l2183-26" svg:viewBox="0 0 2184 27">
          <text:p/>
        </draw:connector>
        <draw:connector draw:style-name="gr2" draw:text-style-name="P1" xml:id="id3" draw:id="id3" draw:layer="layout" draw:type="line" svg:x1="6.898cm" svg:y1="7.272cm" svg:x2="6.933cm" svg:y2="11.324cm" draw:end-shape="id1" draw:end-glue-point="0" svg:d="M6898 7272l35 4052" svg:viewBox="0 0 36 4053">
          <text:p/>
        </draw:connector>
        <draw:connector draw:style-name="gr2" draw:text-style-name="P1" draw:layer="layout" draw:type="line" svg:x1="5.785cm" svg:y1="7.278cm" svg:x2="6.898cm" svg:y2="7.272cm" draw:start-shape="id2" draw:start-glue-point="1" draw:end-shape="id3" draw:end-glue-point="2" svg:d="M5785 7278l1113-6" svg:viewBox="0 0 1114 7">
          <text:p/>
        </draw:connector>
        <draw:connector draw:style-name="gr2" draw:text-style-name="P1" draw:layer="layout" draw:type="line" svg:x1="6.933cm" svg:y1="12.974cm" svg:x2="6.924cm" svg:y2="13.925cm" draw:start-shape="id1" draw:start-glue-point="2" svg:d="M6933 12974l-9 951" svg:viewBox="0 0 10 952">
          <text:p/>
        </draw:connector>
        <draw:connector draw:style-name="gr2" draw:text-style-name="P1" draw:layer="layout" draw:type="line" svg:x1="6.898cm" svg:y1="7.272cm" svg:x2="12.01cm" svg:y2="7.221cm" draw:start-shape="id3" draw:start-glue-point="2" svg:d="M6898 7272l5112-51" svg:viewBox="0 0 5113 52">
          <text:p/>
        </draw:connector>
        <draw:custom-shape draw:style-name="gr3" draw:text-style-name="P2" xml:id="id7" draw:id="id7" draw:layer="layout" svg:width="2.723cm" svg:height="2.414cm" draw:transform="rotate (-1.5692255304681) translate (14.396cm 6.3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xml:id="id4" draw:id="id4" draw:layer="layout" draw:type="line" svg:x1="10.004cm" svg:y1="8.428cm" svg:x2="11.982cm" svg:y2="8.428cm" svg:d="M10004 8428h1978" svg:viewBox="0 0 1979 1">
          <text:p/>
        </draw:connector>
        <draw:connector draw:style-name="gr2" draw:text-style-name="P1" draw:layer="layout" draw:type="line" svg:x1="10.004cm" svg:y1="8.428cm" svg:x2="10.006cm" svg:y2="11.357cm" draw:start-shape="id4" draw:start-glue-point="2" svg:d="M10004 8428l2 2929" svg:viewBox="0 0 3 2930">
          <text:p/>
        </draw:connector>
        <draw:connector draw:style-name="gr2" draw:text-style-name="P1" draw:layer="layout" draw:type="line" svg:x1="10.022cm" svg:y1="13.053cm" svg:x2="10.057cm" svg:y2="14.208cm" draw:start-shape="id5" draw:start-glue-point="2" svg:d="M10022 13053l35 1155" svg:viewBox="0 0 36 1156">
          <text:p/>
        </draw:connector>
        <draw:connector draw:style-name="gr2" draw:text-style-name="P1" draw:layer="layout" draw:type="line" svg:x1="9.98cm" svg:y1="10.432cm" svg:x2="12.323cm" svg:y2="10.444cm" draw:end-shape="id6" draw:end-glue-point="3" svg:d="M9980 10432l2343 12" svg:viewBox="0 0 2344 13">
          <text:p/>
        </draw:connector>
        <draw:connector draw:style-name="gr2" draw:text-style-name="P1" xml:id="id8" draw:id="id8" draw:layer="layout" draw:type="line" svg:x1="14.397cm" svg:y1="7.757cm" svg:x2="16.839cm" svg:y2="7.735cm" draw:start-shape="id7" draw:start-glue-point="4" svg:d="M14397 7757l2442-22" svg:viewBox="0 0 2443 23">
          <text:p/>
        </draw:connector>
        <draw:connector draw:style-name="gr2" draw:text-style-name="P1" xml:id="id9" draw:id="id9" draw:layer="layout" draw:type="line" svg:x1="15.618cm" svg:y1="7.746cm" svg:x2="15.683cm" svg:y2="10.406cm" draw:start-shape="id8" draw:start-glue-point="0" svg:d="M15618 7746l65 2660" svg:viewBox="0 0 66 2661">
          <text:p/>
        </draw:connector>
        <draw:connector draw:style-name="gr2" draw:text-style-name="P1" draw:layer="layout" draw:type="line" svg:x1="13.972cm" svg:y1="10.444cm" svg:x2="15.683cm" svg:y2="10.406cm" draw:start-shape="id6" draw:start-glue-point="1" draw:end-shape="id9" draw:end-glue-point="3" svg:d="M13972 10444l1711-38" svg:viewBox="0 0 1712 39">
          <text:p/>
        </draw:connector>
        <draw:connector draw:style-name="gr2" draw:text-style-name="P1" xml:id="id10" draw:id="id10" draw:layer="layout" draw:type="line" svg:x1="18.41cm" svg:y1="7.663cm" svg:x2="20.23cm" svg:y2="7.658cm" svg:d="M18410 7663l1820-5" svg:viewBox="0 0 1821 6">
          <text:p/>
        </draw:connector>
        <draw:connector draw:style-name="gr2" draw:text-style-name="P1" draw:layer="layout" draw:type="line" svg:x1="20.23cm" svg:y1="7.658cm" svg:x2="20.249cm" svg:y2="8.78cm" draw:start-shape="id10" draw:start-glue-point="3" draw:end-shape="id11" draw:end-glue-point="0" svg:d="M20230 7658l19 1122" svg:viewBox="0 0 20 1123">
          <text:p/>
        </draw:connector>
        <draw:connector draw:style-name="gr2" draw:text-style-name="P1" draw:layer="layout" draw:type="line" svg:x1="20.249cm" svg:y1="10.896cm" svg:x2="20.281cm" svg:y2="14.388cm" draw:start-shape="id11" draw:start-glue-point="2" svg:d="M20249 10896l32 3492" svg:viewBox="0 0 33 3493">
          <text:p/>
        </draw:connector>
        <draw:line draw:style-name="gr2" draw:text-style-name="P1" draw:layer="layout" svg:x1="20.249cm" svg:y1="7.663cm" svg:x2="22.336cm" svg:y2="7.632cm">
          <text:p/>
        </draw:line>
        <draw:frame draw:style-name="gr4" draw:text-style-name="P3" draw:layer="layout" svg:width="1.644cm" svg:height="0.962cm" svg:x="12.112cm" svg:y="6.759cm">
          <draw:text-box>
            <text:p>+</text:p>
          </draw:text-box>
        </draw:frame>
        <draw:frame draw:style-name="gr4" draw:text-style-name="P3" draw:layer="layout" svg:width="1.567cm" svg:height="0.962cm" svg:x="12.112cm" svg:y="7.889cm">
          <draw:text-box>
            <text:p>-</text:p>
          </draw:text-box>
        </draw:frame>
        <draw:frame draw:style-name="gr4" draw:text-style-name="P3" draw:layer="layout" svg:width="1.694cm" svg:height="0.962cm" svg:x="4.519cm" svg:y="5.886cm">
          <draw:text-box>
            <text:p><text:span text:style-name="T1">1</text:span></text:p>
          </draw:text-box>
        </draw:frame>
        <draw:frame draw:style-name="gr4" draw:text-style-name="P3" draw:layer="layout" svg:width="1.978cm" svg:height="0.962cm" svg:x="4.02cm" svg:y="5.423cm">
          <draw:text-box>
            <text:p>C</text:p>
          </draw:text-box>
        </draw:frame>
        <draw:frame draw:style-name="gr4" draw:text-style-name="P3" draw:layer="layout" svg:width="1.694cm" svg:height="0.962cm" svg:x="5.635cm" svg:y="12.003cm">
          <draw:text-box>
            <text:p><text:span text:style-name="T1">1</text:span></text:p>
          </draw:text-box>
        </draw:frame>
        <draw:frame draw:style-name="gr4" draw:text-style-name="P3" draw:layer="layout" svg:width="2.826cm" svg:height="0.962cm" svg:x="5.048cm" svg:y="11.51cm">
          <draw:text-box>
            <text:p>R</text:p>
          </draw:text-box>
        </draw:frame>
        <draw:frame draw:style-name="gr4" draw:text-style-name="P3" draw:layer="layout" svg:width="1.644cm" svg:height="0.962cm" svg:x="16.941cm" svg:y="6.091cm">
          <draw:text-box>
            <text:p>R</text:p>
          </draw:text-box>
        </draw:frame>
        <draw:frame draw:style-name="gr4" draw:text-style-name="P3" draw:layer="layout" svg:width="1.694cm" svg:height="0.962cm" svg:x="17.431cm" svg:y="6.516cm">
          <draw:text-box>
            <text:p><text:span text:style-name="T1">2</text:span></text:p>
          </draw:text-box>
        </draw:frame>
        <draw:frame draw:style-name="gr4" draw:text-style-name="P3" draw:layer="layout" svg:width="1.028cm" svg:height="0.962cm" svg:x="12.498cm" svg:y="11.126cm">
          <draw:text-box>
            <text:p>R</text:p>
          </draw:text-box>
        </draw:frame>
        <draw:frame draw:style-name="gr4" draw:text-style-name="P3" draw:layer="layout" svg:width="1.464cm" svg:height="0.962cm" svg:x="10.674cm" svg:y="12.075cm">
          <draw:text-box>
            <text:p>R</text:p>
          </draw:text-box>
        </draw:frame>
        <draw:frame draw:style-name="gr4" draw:text-style-name="P3" draw:layer="layout" svg:width="1.694cm" svg:height="0.962cm" svg:x="12.986cm" svg:y="11.5cm">
          <draw:text-box>
            <text:p><text:span text:style-name="T1">3</text:span></text:p>
          </draw:text-box>
        </draw:frame>
        <draw:frame draw:style-name="gr4" draw:text-style-name="P3" draw:layer="layout" svg:width="1.694cm" svg:height="0.962cm" svg:x="11.086cm" svg:y="12.616cm">
          <draw:text-box>
            <text:p><text:span text:style-name="T1">4</text:span></text:p>
          </draw:text-box>
        </draw:frame>
        <draw:frame draw:style-name="gr4" draw:text-style-name="P3" draw:layer="layout" svg:width="1.412cm" svg:height="0.962cm" svg:x="21.103cm" svg:y="9.277cm">
          <draw:text-box>
            <text:p>C</text:p>
          </draw:text-box>
        </draw:frame>
        <draw:frame draw:style-name="gr4" draw:text-style-name="P3" draw:layer="layout" svg:width="1.694cm" svg:height="0.962cm" svg:x="21.592cm" svg:y="9.65cm">
          <draw:text-box>
            <text:p><text:span text:style-name="T1">2</text:span></text:p>
          </draw:text-box>
        </draw:frame>
        <draw:custom-shape draw:style-name="gr5" draw:text-style-name="P4" draw:layer="layout" svg:width="0.361cm" svg:height="0.386cm" svg:x="6.766cm" svg:y="7.11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081cm" svg:height="0.962cm" svg:x="0.245cm" svg:y="6.336cm">
          <draw:text-box>
            <text:p>V</text:p>
          </draw:text-box>
        </draw:frame>
        <draw:frame draw:style-name="gr4" draw:text-style-name="P3" draw:layer="layout" svg:width="1.694cm" svg:height="0.962cm" svg:x="0.632cm" svg:y="6.798cm">
          <draw:text-box>
            <text:p><text:span text:style-name="T1">I</text:span></text:p>
          </draw:text-box>
        </draw:frame>
        <draw:custom-shape draw:style-name="gr6" draw:text-style-name="P4" draw:layer="layout" svg:width="0.282cm" svg:height="0.36cm" svg:x="1.632cm" svg:y="7.11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438cm" svg:height="0.962cm" svg:x="1.35cm" svg:y="7.529cm">
          <draw:text-box>
            <text:p><text:span text:style-name="T2">In</text:span></text:p>
          </draw:text-box>
        </draw:frame>
        <draw:frame draw:style-name="gr7" draw:text-style-name="P5" draw:layer="layout" svg:width="1.952cm" svg:height="1.673cm" svg:x="21.669cm" svg:y="7.863cm">
          <draw:text-box>
            <text:p><text:span text:style-name="T2">Out</text:span></text:p>
          </draw:text-box>
        </draw:frame>
        <draw:custom-shape draw:style-name="gr6" draw:text-style-name="P4" draw:layer="layout" svg:width="0.258cm" svg:height="0.36cm" svg:x="22.078cm" svg:y="7.503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081cm" svg:height="0.962cm" svg:x="22.078cm" svg:y="6.701cm">
          <draw:text-box>
            <text:p>V</text:p>
          </draw:text-box>
        </draw:frame>
        <draw:frame draw:style-name="gr4" draw:text-style-name="P3" draw:layer="layout" svg:width="1.694cm" svg:height="0.962cm" svg:x="22.465cm" svg:y="7.183cm">
          <draw:text-box>
            <text:p><text:span text:style-name="T1">out</text:span></text:p>
          </draw:text-box>
        </draw:frame>
        <draw:frame draw:style-name="gr4" draw:text-style-name="P5" draw:layer="layout" svg:width="1.438cm" svg:height="0.962cm" svg:x="6.513cm" svg:y="6.039cm">
          <draw:text-box>
            <text:p><text:span text:style-name="T2">3</text:span></text:p>
          </draw:text-box>
        </draw:frame>
        <draw:custom-shape draw:style-name="gr5" draw:text-style-name="P4" draw:layer="layout" svg:width="0.361cm" svg:height="0.386cm" svg:x="9.772cm" svg:y="8.19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438cm" svg:height="0.962cm" svg:x="9.031cm" svg:y="7.631cm">
          <draw:text-box>
            <text:p><text:span text:style-name="T2">2</text:span></text:p>
          </draw:text-box>
        </draw:frame>
        <draw:custom-shape draw:style-name="gr5" draw:text-style-name="P4" draw:layer="layout" svg:width="0.361cm" svg:height="0.386cm" svg:x="15.448cm" svg:y="7.58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438cm" svg:height="0.962cm" svg:x="15.171cm" svg:y="6.773cm">
          <draw:text-box>
            <text:p><text:span text:style-name="T2">4</text:span></text:p>
          </draw:text-box>
        </draw:frame>
        <draw:connector draw:style-name="gr2" draw:text-style-name="P1" draw:layer="layout" draw:type="line" svg:x1="13.217cm" svg:y1="5.423cm" svg:x2="13.217cm" svg:y2="7.117cm" svg:d="M13217 5423v1694" svg:viewBox="0 0 1 1695">
          <text:p/>
        </draw:connector>
        <draw:connector draw:style-name="gr2" draw:text-style-name="P1" draw:layer="layout" draw:type="line" svg:x1="13.294cm" svg:y1="8.324cm" svg:x2="13.294cm" svg:y2="9.583cm" svg:d="M13294 8324v1259" svg:viewBox="0 0 1 1260">
          <text:p/>
        </draw:connector>
        <draw:frame draw:style-name="gr4" draw:text-style-name="P3" draw:layer="layout" svg:width="1.387cm" svg:height="0.962cm" svg:x="12.292cm" svg:y="4.461cm">
          <draw:text-box>
            <text:p>V</text:p>
          </draw:text-box>
        </draw:frame>
        <draw:frame draw:style-name="gr4" draw:text-style-name="P3" draw:layer="layout" svg:width="1.694cm" svg:height="0.962cm" svg:x="12.703cm" svg:y="4.768cm">
          <draw:text-box>
            <text:p><text:span text:style-name="T1">cc</text:span></text:p>
          </draw:text-box>
        </draw:frame>
        <draw:frame draw:style-name="gr4" draw:text-style-name="P3" draw:layer="layout" svg:width="1.387cm" svg:height="0.962cm" svg:x="13.157cm" svg:y="9.069cm">
          <draw:text-box>
            <text:p>V</text:p>
          </draw:text-box>
        </draw:frame>
        <draw:frame draw:style-name="gr4" draw:text-style-name="P3" draw:layer="layout" svg:width="1.694cm" svg:height="0.962cm" svg:x="13.561cm" svg:y="9.411cm">
          <draw:text-box>
            <text:p><text:span text:style-name="T1">ee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1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6-05">05/06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6-05">05/06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98</meta:editing-cycles>
    <meta:creation-date>2014-07-21T10:31:21</meta:creation-date>
    <dc:date>2021-06-05T15:13:48.509777585</dc:date>
    <meta:editing-duration>P2DT22H55M17S</meta:editing-duration>
    <meta:generator>LibreOffice/6.4.6.2$Linux_X86_64 LibreOffice_project/40$Build-2</meta:generator>
    <meta:document-statistic meta:object-count="147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